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tyle.css</text:p>
      <text:p text:style-name="Normal">body {</text:p>
      <text:p text:style-name="Normal">    font-family: 'Verdana', sans-serif;</text:p>
      <text:p text:style-name="Normal">    margin: 0;</text:p>
      <text:p text:style-name="Normal">    padding: 0;</text:p>
      <text:p text:style-name="Normal">    background-color: #f0f8ff;</text:p>
      <text:p text:style-name="Normal">    color: #333;</text:p>
      <text:p text:style-name="Normal">}</text:p>
      <text:p text:style-name="Normal"/>
      <text:p text:style-name="Normal">header {</text:p>
      <text:p text:style-name="Normal">    background-color: #008080;</text:p>
      <text:p text:style-name="Normal">    color: white;</text:p>
      <text:p text:style-name="Normal">    padding: 20px;</text:p>
      <text:p text:style-name="Normal">    text-align: center;</text:p>
      <text:p text:style-name="Normal">}</text:p>
      <text:p text:style-name="Normal"/>
      <text:p text:style-name="Normal">table {</text:p>
      <text:p text:style-name="Normal">    width: 80%;</text:p>
      <text:p text:style-name="Normal">    margin: 20px auto;</text:p>
      <text:p text:style-name="Normal">    border-collapse: collapse;</text:p>
      <text:p text:style-name="Normal">    box-shadow: 0 0 15px rgba(0, 0, 0, 0.2);</text:p>
      <text:p text:style-name="Normal">}</text:p>
      <text:p text:style-name="Normal"/>
      <text:p text:style-name="Normal">thead {</text:p>
      <text:p text:style-name="Normal">    background-color: #008080;</text:p>
      <text:p text:style-name="Normal">    color: white;</text:p>
      <text:p text:style-name="Normal">}</text:p>
      <text:p text:style-name="Normal"/>
      <text:soft-page-break/>
      <text:p text:style-name="Normal">th, td {</text:p>
      <text:p text:style-name="Normal">    padding: 15px;</text:p>
      <text:p text:style-name="Normal">    text-align: center;</text:p>
      <text:p text:style-name="Normal">    border: 1px solid #ddd;</text:p>
      <text:p text:style-name="Normal">}</text:p>
      <text:p text:style-name="Normal"/>
      <text:p text:style-name="Normal">tbody tr:nth-child(even) {</text:p>
      <text:p text:style-name="Normal">    background-color: #f2f2f2;</text:p>
      <text:p text:style-name="Normal">}</text:p>
      <text:p text:style-name="Normal"/>
      <text:p text:style-name="Normal">tbody tr:hover {</text:p>
      <text:p text:style-name="Normal">    background-color: #d1ecf1;</text:p>
      <text:p text:style-name="Normal">}</text:p>
      <text:p text:style-name="Normal"/>
      <text:p text:style-name="Normal">footer {</text:p>
      <text:p text:style-name="Normal">    text-align: center;</text:p>
      <text:p text:style-name="Normal">    padding: 10px;</text:p>
      <text:p text:style-name="Normal">    background-color: #008080;</text:p>
      <text:p text:style-name="Normal">    color: white;</text:p>
      <text:p text:style-name="Normal">}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a villazón</meta:initial-creator>
    <dc:creator>maria villazón</dc:creator>
    <meta:creation-date>2025-03-11T15:15:00Z</meta:creation-date>
    <dc:date>2025-03-11T15:16:00Z</dc:date>
    <meta:template xlink:href="Normal" xlink:type="simple"/>
    <meta:editing-cycles>1</meta:editing-cycles>
    <meta:editing-duration>PT60S</meta:editing-duration>
    <meta:document-statistic meta:page-count="2" meta:paragraph-count="1" meta:word-count="112" meta:character-count="728" meta:row-count="5" meta:non-whitespace-character-count="617"/>
  </office:meta>
</office:document-meta>
</file>